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5cm"/>
    </style:style>
    <style:style style:name="gr13" style:family="graphic" style:parent-style-name="standard">
      <style:graphic-properties draw:stroke="none" svg:stroke-color="#000000" draw:fill="none" draw:fill-color="#ffffff" fo:min-height="2.75cm"/>
    </style:style>
    <style:style style:name="gr14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7.5cm" svg:height="3.5cm" svg:x="5.5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xml:id="id1" draw:id="id1" draw:layer="layout" svg:width="7.4cm" svg:height="3.018cm" svg:x="5.6cm" svg:y="19cm">
          <draw:text-box>
            <text:p/>
            <text:p><text:s text:c="3"/>Vis on Gepaeck</text:p>
            <text:p/>
            <text:p><text:span text:style-name="T1"><text:s text:c="3"/></text:span><text:span text:style-name="T1">Gepaeck.Gewicht &gt; 20</text:span></text:p>
          </draw:text-box>
        </draw:frame>
        <draw:custom-shape draw:style-name="gr3" draw:text-style-name="P2" draw:layer="layout" svg:width="8.5cm" svg:height="6cm" svg:x="24.5cm" svg:y="14.4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88cm" svg:height="0.839cm" svg:x="24.698cm" svg:y="19.6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4.5cm" svg:y="20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27.4cm" svg:y="2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4.5cm" svg:y="22.9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86) translate (24.812cm 24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59cm" draw:transform="rotate (1.56660753659011) translate (24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27.4cm" svg:y="21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86) translate (27.557cm 23.0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9011) translate (27.5cm 21.9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31.5cm" svg:y="20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1.5cm" svg:y="22.9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23cm" draw:transform="rotate (1.56660753659011) translate (31.594cm 23.0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86) translate (31.915cm 23.9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59cm" draw:transform="rotate (1.56660753659011) translate (24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10" draw:text-style-name="P1" xml:id="id4" draw:id="id4" draw:layer="layout" svg:width="5.5cm" svg:height="2.4cm" svg:x="14.5cm" svg:y="8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xml:id="id2" draw:id="id2" draw:layer="layout" svg:width="1.571cm" svg:height="0.6cm" svg:x="14.5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1.571cm" svg:height="0.6cm" svg:x="18.429cm" svg:y="10.9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s" svg:x1="9.3cm" svg:y1="19cm" svg:x2="15.285cm" svg:y2="11.5cm" draw:start-shape="id1" draw:start-glue-point="0" draw:end-shape="id2" draw:end-glue-point="2" svg:d="m9300 19000v-500l5985-6499v-501">
          <svg:desc>G06, G12, G13, G16, G18, G19, G20, G22, G23</svg:desc>
          <text:p/>
        </draw:connector>
        <draw:connector draw:style-name="gr11" draw:text-style-name="P1" draw:layer="layout" draw:type="lines" svg:x1="28.75cm" svg:y1="14.416cm" svg:x2="19.214cm" svg:y2="11.5cm" draw:end-shape="id3" draw:end-glue-point="2" svg:d="m28750 14416v0l-9536-2415v-501">
          <text:p/>
        </draw:connector>
        <draw:frame draw:style-name="gr4" draw:layer="layout" svg:width="3.673cm" svg:height="1.675cm" svg:x="15.6cm" svg:y="9.1cm">
          <draw:text-box>
            <text:p>Merge on<text:line-break/>GepaeckID</text:p>
          </draw:text-box>
        </draw:frame>
        <draw:frame draw:style-name="gr12" draw:layer="layout" svg:width="5cm" svg:height="5.235cm" svg:x="7.4cm" svg:y="11.894cm">
          <draw:text-box>
            <text:p text:style-name="P5">{</text:p>
            <text:p text:style-name="P5"><text:tab/>G06, G12, <text:tab/>G13, G16, <text:tab/>G18, G19, <text:tab/>G20, G22, <text:line-break/><text:tab/>G23</text:p>
            <text:p text:style-name="P5">}</text:p>
          </draw:text-box>
        </draw:frame>
        <draw:frame draw:style-name="gr13" draw:layer="layout" svg:width="12.3cm" svg:height="3.099cm" svg:x="22.1cm" svg:y="10.4cm">
          <draw:text-box>
            <text:p><text:s/>{ </text:p>
            <text:p><text:tab/>{}, {G07, G18, G19, G20,G25}, {},{} </text:p>
            <text:p><text:s/>}</text:p>
            <text:p/>
          </draw:text-box>
        </draw:frame>
        <draw:frame draw:style-name="gr14" xml:id="id5" draw:id="id5" draw:layer="layout" svg:width="7.3cm" svg:height="1.3cm" svg:x="13.6cm" svg:y="3.9cm">
          <draw:text-box>
            <text:p text:style-name="P1">{G18, G19,G20}</text:p>
          </draw:text-box>
        </draw:frame>
        <draw:connector draw:style-name="gr11" draw:text-style-name="P1" draw:layer="layout" svg:x1="17.251cm" svg:y1="8.5cm" svg:x2="17.25cm" svg:y2="5.2cm" draw:start-shape="id4" draw:start-glue-point="5" draw:end-shape="id5" draw:end-glue-point="2" svg:d="m17251 8500v-1651h-1v-164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42:04.84</dc:date>
    <meta:editing-duration>PT56M57S</meta:editing-duration>
    <meta:editing-cycles>6</meta:editing-cycles>
    <meta:generator>LibreOffice/3.4$Win32 LibreOffice_project/340m1$Build-302</meta:generator>
    <meta:document-statistic meta:object-count="27"/>
  </office:meta>
</office:document-meta>
</file>